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copo do projeto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1T21:50:58.630000000</meta:creation-date>
    <dc:date>2025-10-01T22:10:38.592000000</dc:date>
    <meta:editing-duration>PT2M15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2.2.2$Windows_X86_64 LibreOffice_project/2b840030fec2aae0fd2658d8d4f9548af4e3518d</meta:generator>
  </office:meta>
</office:document-meta>
</file>